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officeooo:rsid="00028145" officeooo:paragraph-rsid="00039ce5"/>
    </style:style>
    <style:style style:name="P12" style:family="paragraph" style:parent-style-name="Standard">
      <style:text-properties officeooo:rsid="00028145" officeooo:paragraph-rsid="000677af"/>
    </style:style>
    <style:style style:name="P13" style:family="paragraph" style:parent-style-name="Standard">
      <style:text-properties officeooo:rsid="00028145" officeooo:paragraph-rsid="0006cd1d"/>
    </style:style>
    <style:style style:name="P14" style:family="paragraph" style:parent-style-name="Standard">
      <style:text-properties officeooo:rsid="00039ce5" officeooo:paragraph-rsid="00039ce5"/>
    </style:style>
    <style:style style:name="P15" style:family="paragraph" style:parent-style-name="Standard">
      <style:text-properties officeooo:rsid="00039ce5" officeooo:paragraph-rsid="000677af"/>
    </style:style>
    <style:style style:name="P16" style:family="paragraph" style:parent-style-name="Standard">
      <style:text-properties officeooo:paragraph-rsid="00039ce5"/>
    </style:style>
    <style:style style:name="P17" style:family="paragraph" style:parent-style-name="Standard">
      <style:text-properties style:font-name="sans-serif" fo:font-size="12pt" officeooo:rsid="000511a6" officeooo:paragraph-rsid="00039ce5" style:font-size-asian="12pt" style:font-size-complex="12pt"/>
    </style:style>
    <style:style style:name="P18" style:family="paragraph" style:parent-style-name="Standard">
      <style:text-properties style:font-name="sans-serif" fo:font-size="12pt" officeooo:rsid="000511a6" officeooo:paragraph-rsid="000677af" style:font-size-asian="12pt" style:font-size-complex="12pt"/>
    </style:style>
    <style:style style:name="P19" style:family="paragraph" style:parent-style-name="Standard">
      <style:text-properties style:font-name="sans-serif" fo:font-size="12pt" officeooo:rsid="000677af" officeooo:paragraph-rsid="000677af" style:font-size-asian="12pt" style:font-size-complex="12pt"/>
    </style:style>
    <style:style style:name="P20" style:family="paragraph" style:parent-style-name="Standard">
      <style:text-properties style:font-name="sans-serif" fo:font-size="12pt" officeooo:rsid="000677af" officeooo:paragraph-rsid="0006cd1d" style:font-size-asian="12pt" style:font-size-complex="12pt"/>
    </style:style>
    <style:style style:name="P21" style:family="paragraph" style:parent-style-name="Standard">
      <style:text-properties officeooo:rsid="000677af" officeooo:paragraph-rsid="000677af"/>
    </style:style>
    <style:style style:name="P22" style:family="paragraph" style:parent-style-name="Standard">
      <style:text-properties officeooo:rsid="000677af" officeooo:paragraph-rsid="0006cd1d"/>
    </style:style>
    <style:style style:name="P23" style:family="paragraph" style:parent-style-name="Standard">
      <style:text-properties officeooo:rsid="000511a6" officeooo:paragraph-rsid="000511a6"/>
    </style:style>
    <style:style style:name="P24" style:family="paragraph" style:parent-style-name="Standard">
      <style:text-properties officeooo:rsid="000511a6" officeooo:paragraph-rsid="0008a5b3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da721" officeooo:paragraph-rsid="000677a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d21f1" officeooo:paragraph-rsid="000677a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e9b6a" officeooo:paragraph-rsid="000677a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0677af"/>
    </style:style>
    <style:style style:name="P29" style:family="paragraph" style:parent-style-name="Standard">
      <style:text-properties officeooo:rsid="0008a5b3" officeooo:paragraph-rsid="0008a5b3"/>
    </style:style>
    <style:style style:name="P3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3" style:family="paragraph" style:parent-style-name="Standard">
      <style:paragraph-properties fo:break-before="page"/>
      <style:text-properties officeooo:rsid="00028145" officeooo:paragraph-rsid="0006cd1d"/>
    </style:style>
    <style:style style:name="P34" style:family="paragraph" style:parent-style-name="Standard">
      <style:paragraph-properties fo:break-before="page"/>
      <style:text-properties officeooo:rsid="00028145" officeooo:paragraph-rsid="0008a5b3"/>
    </style:style>
    <style:style style:name="P35" style:family="paragraph" style:parent-style-name="Standard">
      <style:text-properties officeooo:rsid="00028145" officeooo:paragraph-rsid="000c1692"/>
    </style:style>
    <style:style style:name="P36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7" style:family="paragraph" style:parent-style-name="Standard">
      <style:paragraph-properties fo:margin-top="0.1in" fo:margin-bottom="0in" style:contextual-spacing="false" fo:line-height="150%"/>
      <style:text-properties style:font-name="Liberation Serif" fo:font-size="12pt" fo:font-style="normal" fo:font-weight="normal" officeooo:rsid="010714b0" officeooo:paragraph-rsid="000c1692" style:font-size-asian="12pt" style:font-style-asian="normal" style:font-weight-asian="normal" style:font-size-complex="12pt" style:font-style-complex="normal" style:font-weight-complex="normal"/>
    </style:style>
    <style:style style:name="P38" style:family="paragraph">
      <style:paragraph-properties fo:text-align="start"/>
      <style:text-properties fo:font-size="18pt"/>
    </style:style>
    <style:style style:name="P39" style:family="paragraph">
      <style:paragraph-properties fo:margin-left="0in" fo:margin-right="0in" fo:margin-top="0in" fo:margin-bottom="0in" fo:line-height="0.1665in" fo:text-align="start" fo:text-indent="0in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677af"/>
    </style:style>
    <style:style style:name="T6" style:family="text">
      <style:text-properties officeooo:rsid="00028145"/>
    </style:style>
    <style:style style:name="T7" style:family="text">
      <style:text-properties officeooo:rsid="00039ce5"/>
    </style:style>
    <style:style style:name="T8" style:family="text">
      <style:text-properties officeooo:rsid="000511a6"/>
    </style:style>
    <style:style style:name="T9" style:family="text">
      <style:text-properties officeooo:rsid="0006cd1d"/>
    </style:style>
    <style:style style:name="T10" style:family="text">
      <style:text-properties officeooo:rsid="0007ebf3"/>
    </style:style>
    <style:style style:name="T11" style:family="text">
      <style:text-properties officeooo:rsid="0008a5b3"/>
    </style:style>
    <style:style style:name="T12" style:family="text">
      <style:text-properties officeooo:rsid="000c1692"/>
    </style:style>
    <style:style style:name="T13" style:family="text">
      <style:text-properties style:font-name="Liberation Serif" fo:font-size="12pt" fo:font-style="normal" fo:font-weight="normal" officeooo:rsid="010714b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0c1692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Nom del alumne/a: <text:s text:c="7"/></text:p>
      <text:p text:style-name="P30"><draw:custom-shape text:anchor-type="paragraph" draw:z-index="4" draw:name="Image1" draw:style-name="gr2" draw:text-style-name="P38" svg:width="0.948in" svg:height="0.437in" svg:x="5.8335in" svg:y="0.0693in"><text:p text:style-name="P39"><text:span text:style-name="T15"/></text:p><text:p text:style-name="P39"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8" svg:width="0.948in" svg:height="0.437in" svg:x="4.715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8" svg:width="0.948in" svg:height="0.437in" svg:x="4.722in" svg:y="0.0693in"><text:p text:style-name="P39"><text:span text:style-name="T15"/></text:p><text:p text:style-name="P39"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Qualificació: <text:s text:c="6"/></text:p>
      <text:p text:style-name="P31"><text:s text:c="70"/></text:p>
      <text:p text:style-name="P30"/>
      <text:p text:style-name="P3"><draw:custom-shape text:anchor-type="paragraph" draw:z-index="0" draw:name="Image4" draw:style-name="gr1" draw:text-style-name="P38" svg:width="7.1925in" svg:height="0.7232in" svg:x="-0.4028in" svg:y="0.0555in"><text:p text:style-name="P39"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2">Criteris de qualificació:</text:p>
      <text:p text:style-name="P32">Temps: <text:span text:style-name="T7">50 min</text:span></text:p>
      <text:p text:style-name="P32">Observacions: <text:span text:style-name="T7">Cada nombre ha d'anar amb la seva unitat</text:span></text:p>
      <text:p text:style-name="P9"/>
      <text:p text:style-name="P9"><text:tab/></text:p>
      <text:p text:style-name="P8"/>
      <text:p text:style-name="P10"><text:span text:style-name="T13">Exercici 1:<text:tab/></text:span><text:tab/><text:tab/><text:tab/><text:tab/><text:tab/><text:tab/><text:tab/><text:tab/><text:tab/><text:span text:style-name="T13"><text:tab/>1p</text:span></text:p>
      <text:p text:style-name="P37">Una biga d'acer de 8 m<text:span text:style-name="T12">etres</text:span> se sotmet a una tensió de tracció de <draw:frame draw:style-name="fr2" draw:name="Object1" text:anchor-type="as-char" svg:y="-0.2453in" svg:width="0.6543in" svg:height="0.3945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.<text:line-break/>Quant s'allarga la biga?</text:p>
      <text:p text:style-name="P35"/>
      <text:p text:style-name="P35"><text:span text:style-name="T13">Exercici </text:span><text:span text:style-name="T14">2</text:span><text:span text:style-name="T13">:<text:tab/></text:span><text:tab/><text:tab/><text:tab/><text:tab/><text:tab/><text:tab/><text:tab/><text:tab/><text:tab/><text:span text:style-name="T13"><text:tab/>1p</text:span></text:p>
      <text:p text:style-name="P37">Una biga d'acer de 8 m<text:span text:style-name="T12">etres</text:span> se sotmet a una tensió de tracció de <draw:frame draw:style-name="fr2" draw:name="Object2" text:anchor-type="as-char" svg:y="-0.2453in" svg:width="0.6543in" svg:height="0.3945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677af"/>
    </style:style>
    <style:style style:name="MT6" style:family="text">
      <style:text-properties officeooo:rsid="00028145"/>
    </style:style>
    <style:style style:name="MT7" style:family="text">
      <style:text-properties officeooo:rsid="000c169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3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PMS</text:span></text:p>
            </table:table-cell>
            <table:table-cell table:style-name="Table1.A1" office:value-type="string">
              <text:p text:style-name="MP4">Grup:<text:span text:style-name="MT6">MAP22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7">20/02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02-18T12:55:33.225922640</dc:date>
    <meta:editing-duration>PT1H50S</meta:editing-duration>
    <meta:editing-cycles>7</meta:editing-cycles>
    <meta:document-statistic meta:table-count="1" meta:image-count="1" meta:object-count="2" meta:page-count="1" meta:paragraph-count="17" meta:word-count="68" meta:character-count="491" meta:non-whitespace-character-count="330"/>
  </office:meta>
</office:document-meta>
</file>

<file path=Object 1/content.xml><?xml version="1.0" encoding="utf-8"?>
<math xmlns="http://www.w3.org/1998/Math/MathML" display="block">
  <semantics>
    <mrow>
      <mn>700</mn>
      <mfrac>
        <mi mathvariant="italic">kg</mi>
        <mrow>
          <mi mathvariant="italic">cm</mi>
          <mn>²</mn>
        </mrow>
      </mfrac>
    </mrow>
    <annotation encoding="StarMath 5.0">700 kg over {cm²}</annotation>
  </semantics>
</math>
</file>

<file path=Object 2/content.xml><?xml version="1.0" encoding="utf-8"?>
<math xmlns="http://www.w3.org/1998/Math/MathML" display="block">
  <semantics>
    <mrow>
      <mn>700</mn>
      <mfrac>
        <mi mathvariant="italic">kg</mi>
        <mrow>
          <mi mathvariant="italic">cm</mi>
          <mn>²</mn>
        </mrow>
      </mfrac>
    </mrow>
    <annotation encoding="StarMath 5.0">700 kg over {cm²}</annotation>
  </semantics>
</math>
</file>